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LHXDR+MinionPro-Regular" svg:font-family="BLHXDR+MinionPro-Regular" style:font-family-generic="roman"/>
    <style:font-face style:name="PGFDRP+MinionPro-It" svg:font-family="PGFDRP+MinionPro-It" style:font-family-generic="roman"/>
    <style:font-face style:name="FZDQHJ+Helvetica" svg:font-family="FZDQHJ+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BLHXDR+MinionPro-Regular" fo:font-size="10pt" style:font-name-asian="BLHXDR+MinionPro-Regular" style:font-size-asian="10pt" style:font-name-complex="BLHXDR+MinionPro-Regular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BLHXDR+MinionPro-Regular" fo:font-size="10pt" style:font-name-asian="BLHXDR+MinionPro-Regular" style:font-size-asian="10pt" style:font-name-complex="BLHXDR+MinionPro-Regular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PGFDRP+MinionPro-It" fo:font-size="10pt" style:font-name-asian="PGFDRP+MinionPro-It" style:font-size-asian="10pt" style:font-name-complex="PGFDRP+MinionPro-It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BLHXDR+MinionPro-Regular" fo:font-size="10pt" style:font-name-asian="BLHXDR+MinionPro-Regular" style:font-size-asian="10pt" style:font-name-complex="BLHXDR+MinionPro-Regular" style:font-size-complex="10pt"/>
    </style:style>
    <style:style style:name="P5" style:family="paragraph" style:parent-style-name="Standard">
      <style:paragraph-properties style:text-autospace="none"/>
      <style:text-properties style:font-name="BLHXDR+MinionPro-Regular" fo:font-size="10pt" style:font-name-asian="BLHXDR+MinionPro-Regular" style:font-size-asian="10pt" style:font-name-complex="BLHXDR+MinionPro-Regular" style:font-size-complex="10pt"/>
    </style:style>
    <style:style style:name="P6" style:family="paragraph" style:parent-style-name="Standard">
      <style:paragraph-properties style:text-autospace="none"/>
      <style:text-properties style:font-name="FZDQHJ+Helvetica" fo:font-size="6pt" style:font-name-asian="FZDQHJ+Helvetica" style:font-size-asian="6pt" style:font-name-complex="FZDQHJ+Helvetica" style:font-size-complex="6pt"/>
    </style:style>
    <style:style style:name="T1" style:family="text">
      <style:text-properties style:font-name="PGFDRP+MinionPro-It" style:font-name-asian="PGFDRP+MinionPro-It" style:font-name-complex="PGFDRP+MinionPro-It"/>
    </style:style>
    <style:style style:name="T2" style:family="text">
      <style:text-properties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elaar, Sander. 1991. “Some notes on the origin of Sri Lankan Malay”. In H.</text:p>
      <text:p text:style-name="P2">Steinhauer (ed.), Papers in Austronesian Linguistics No. 1, Pacific Linguistics</text:p>
      <text:p text:style-name="P2">Series A-81. Canberra: The Australian National University. pp. 23–37.</text:p>
      <text:p text:style-name="P2">Adelaar, Sander <text:s/>&amp; D. J. PRENTICE (1996). “Malay: its history, role and spread”.</text:p>
      <text:p text:style-name="P2">In Wurm, Stephen A., MÃ¼hlhÃ¤usler, Peter, and Tryon, Darrell T. (eds.) <text:span text:style-name="T1">Atlas of</text:span></text:p>
      <text:p text:style-name="P3">Languages of Intercultural Communication in the Pacific, Asia, and the Americas</text:p>
      <text:p text:style-name="P2"><text:span text:style-name="T1">(Volume II.1: Texts)</text:span> . Walter de Gruyter. pp. 673–693.</text:p>
      <text:p text:style-name="P2">Ansaldo, U. (2005). “Typological admixture in Sri Lanka Malay. The case of</text:p>
      <text:p text:style-name="P2">Kirinda Java.” Unpublished manuscript, available at http://home.medewerker.</text:p>
      <text:p text:style-name="P2">uva.nl/u.ansaldo/index.html.</text:p>
      <text:p text:style-name="P2">Ansaldo, U. (2008). “Sri Lanka Malay revisited: Genesis and classification”. In</text:p>
      <text:p text:style-name="P2">Dwyer, A., D. Harrison &amp; D. Rood (eds.) “A world of many voices: Lessons</text:p>
      <text:p text:style-name="P2">from documented endangered languages”, Studies in Language, Amsterdam,</text:p>
      <text:p text:style-name="P2">Philadelphia: John Benjamins. pp. 13–42.</text:p>
      <text:p text:style-name="P2">Baker, P. &amp; A. Syea (eds.) (1996). <text:span text:style-name="T1">Changing meaning , changing functions: Papers</text:span></text:p>
      <text:p text:style-name="P2"><text:span text:style-name="T1">relating to grammaticalization in contact languages</text:span> . London: University of</text:p>
      <text:p text:style-name="P2">Westminster Press.</text:p>
      <text:p text:style-name="P2"><text:span text:style-name="T2">B</text:span>akker, Peter. (2006). “The Sri Lanka <text:span text:style-name="T1">Sprachbund</text:span> : The newcomers Portuguese and</text:p>
      <text:p text:style-name="P2">Malay”. In Matras, Y., A. McMahon &amp; N. Vincent (eds.) “Linguistic Areas</text:p>
      <text:p text:style-name="P2">– Convergence in Historical and Typological Perspective”, Houndmills, New</text:p>
      <text:p text:style-name="P2">York: Palgrave Macmillan. pp. 135–159.</text:p>
      <text:p text:style-name="P2">Bourdin, P. &amp; Jaffar, M. (2010) <text:span text:style-name="T1">SLM yang: the vanishing relativizer? </text:span><text:s/>Paper presented</text:p>
      <text:p text:style-name="P2">at ISMIL XIV in Minnesota.</text:p>
      <text:p text:style-name="P2">Chaudenson, R. (1974). <text:span text:style-name="T1">Le lexique du parler crÃ©ole de la RÃ©union. </text:span><text:s/>Paris: Champion.</text:p>
      <text:p text:style-name="P2">Corne, C. (1971). “Le patois crÃ©ole franÃ§ais de la Guyane (St. Laurent de Maroni):</text:p>
      <text:p text:style-name="P2">Esquisse de grammaire”. <text:span text:style-name="T1">Te Reo</text:span> , 14:81–103.</text:p>
      <text:p text:style-name="P2">Corne, C. (1977). <text:span text:style-name="T1">Seychelles Creole grammar: Elements for Indian Ocean Proto-</text:span></text:p>
      <text:p text:style-name="P2"><text:span text:style-name="T1">Creole reconstruction</text:span> . TÃ¼bingen: Narr.</text:p>
      <text:p text:style-name="P2">Deumert, A. &amp; S. Durleman (eds.) (2006). <text:span text:style-name="T1">Structure and Variation in Language</text:span></text:p>
      <text:p text:style-name="P2"><text:span text:style-name="T1">Contact</text:span> . Amsterdam: John Benjamins.</text:p>
      <text:p text:style-name="P2">Gair, J. W. (1998). <text:span text:style-name="T1">Sinhala and Other South East Asian Languages</text:span> . New York,</text:p>
      <text:p text:style-name="P2">Oxford: OUP.</text:p>
      <text:p text:style-name="P2">Gair, J. W. (2003). “Sinhala”. In Cardona, G. &amp; D. Jain (eds.) “The Indo-Aryan</text:p>
      <text:p text:style-name="P2">Languages”, London: Routledge. pp. 766–818.</text:p>
      <text:p text:style-name="P2">Giacalone Ramat, A. (2000). “On some grammaticalization patterns for auxiliaries”.</text:p>
      <text:p text:style-name="P2">In J.C.Smith &amp; D. Bentley (eds.) “Historical Linguistics 1995. Vol.I:</text:p>
      <text:p text:style-name="P2">General issues and non-Germanic languages”, Amsterdam: John Benjamins.</text:p>
      <text:p text:style-name="P2">pp. 125–154.</text:p>
      <text:p text:style-name="P2">Grant, A. P. (1996). “The evolution of functional categories in Grand Ronde</text:p>
      <text:p text:style-name="P2">Chinook Jargon: Ethnolinguistic and grammatical considerations”. In Baker &amp;</text:p>
      <text:p text:style-name="P2">Syea (1996), pp. 225–242.</text:p>
      <text:p text:style-name="P2">Grijns, C. D. (1991). <text:span text:style-name="T1">Jakarta Malay</text:span> . Ph.D. thesis, Universiteit Leiden.</text:p>
      <text:p text:style-name="P2">Heine, B. &amp; T. Kuteva (2002). <text:span text:style-name="T1">World lexicon of grammaticalization</text:span> . Cambridge:</text:p>
      <text:p text:style-name="P2">Cambridge University Press.</text:p>
      <text:p text:style-name="P2">Hengeveld, K. (1992). <text:span text:style-name="T1">Non-verbal Predication: Theory, Typology, Diachrony</text:span> .</text:p>
      <text:p text:style-name="P2">Berlin: Mouton de Gruyter.</text:p>
      <text:p text:style-name="P2">Huber, M. (1996). “The Grammaticalization of aspect markers in Ghanaian Pidgin</text:p>
      <text:p text:style-name="P2">English”. In Baker &amp; Syea (1996), pp. 53–70.</text:p>
      <text:p text:style-name="P2">Hussainmiya, B. A. (1990). <text:span text:style-name="T1">Orang Rejimen: The Malays of the Ceylon Rifle Regiment</text:span> .</text:p>
      <text:p text:style-name="P2">Universiti Kebangsaan.</text:p>
      <text:p text:style-name="P2">Karunatillake, W. S. (2004). <text:span text:style-name="T1">An Introduction to Spoken Sinhala</text:span> . Colombo:</text:p>
      <text:p text:style-name="P2">Gunasena, 3rd edn.</text:p>
      <text:p text:style-name="P2">Lehmann, T. (1989). <text:span text:style-name="T1">A Grammar of Modern Tamil</text:span> . Pondicherry: Pondicherry</text:p>
      <text:p text:style-name="P2">Institute of Linguistics and Culture.</text:p>
      <text:p text:style-name="P2">Li, C. N. (1977). <text:span text:style-name="T1">Mechanisms of syntactic change</text:span> . Austin: University of Texas Press.</text:p>
      <text:p text:style-name="P2">Li, C. N. &amp; S. Thompson (1977). “A mechanism for the development of copular</text:p>
      <text:p text:style-name="P2">morphemes”. In Li (1977), pp. 419–444.</text:p>
      <text:p text:style-name="P2">Lichtenberk, F. (1991). “Semantic change and heterosemy in grammaticalization”.</text:p>
      <text:p text:style-name="P2"><text:soft-page-break/><text:span text:style-name="T1">Language</text:span> , 67(3):475–509.</text:p>
      <text:p text:style-name="P1"><text:s/>Maiden, M. &amp; C. Robustelli (2000). <text:span text:style-name="T1">A Reference Grammar of Modern Italian</text:span> .</text:p>
      <text:p text:style-name="P2">Lincolnwood: NTC.</text:p>
      <text:p text:style-name="P2">Michaelis, S. (1997). “Antikausativ als BrÃ¼cke zum Passiv: fieri, venire und se</text:p>
      <text:p text:style-name="P2">im VulgÃ¤rlateinischen und Altitalienischen”. In Dahmen, W., G. Holtus,</text:p>
      <text:p text:style-name="P2">J. Kramer, M. Metzeltin, W. Schweickard &amp; O. Winkelmann (eds.)</text:p>
      <text:p text:style-name="P2">“Neuere Beschreibungsmethoden der romanischen Syntax”, TÃ¼bingen: Narr.</text:p>
      <text:p text:style-name="P2">Munro, P. (1977). “From existential to copula: The history of Yuman <text:span text:style-name="T1">be </text:span><text:s/>”. In Li</text:p>
      <text:p text:style-name="P2">(1977).</text:p>
      <text:p text:style-name="P2">Nordhoff, S. (2009). <text:span text:style-name="T1">A Grammar of Upcountry Sri Lanka Malay</text:span> . Ph.D. thesis,</text:p>
      <text:p text:style-name="P2">University of Amsterdam.</text:p>
      <text:p text:style-name="P2">Nordhoff, S. (to appear) “Jack-of-all-trades: the Sri Lanka Malay property word”</text:p>
      <text:p text:style-name="P2">to appear in Rijkhoff, J . &amp; van Lier, E. <text:span text:style-name="T1">Flexible word classes: a typological</text:span></text:p>
      <text:p text:style-name="P2"><text:span text:style-name="T1">study of underspecified parts-of-speech, </text:span><text:s/>Oxford University Press.</text:p>
      <text:p text:style-name="P2">Post, M. (1992). “The serial verb construction in Fa d’Ambu”. In “Actas do</text:p>
      <text:p text:style-name="P2">ColÃ³quio Sobre Crioulos de Base Lexical Portuguesa”, Lisbon: Edicoes Colibri.</text:p>
      <text:p text:style-name="P2">pp. 153–169.</text:p>
      <text:p text:style-name="P2">Slomanson, P. (2006). “Sri Lankan Malay morphosyntax: Lankan or Malay? ” In</text:p>
      <text:p text:style-name="P2">Deumert &amp; Durleman (2006), pp. 135–158.</text:p>
      <text:p text:style-name="P2">Smith, I. R. (2003). “The provenance and timing of substrate influence in Sri</text:p>
      <text:p text:style-name="P2">Lankan Malay; Definiteness, animacy and accusative case marking.” Paper</text:p>
      <text:p text:style-name="P2">presented at the South Asian Language Analysis Roundtable XXIII, Austin,</text:p>
      <text:p text:style-name="P2">Texas.</text:p>
      <text:p text:style-name="P2">Smith, I. R. &amp; S. Paauw (2006). “Sri Lanka Malay: Creole or convert”. In Deumert</text:p>
      <text:p text:style-name="P2">&amp; Durleman (2006), pp. 159–182.</text:p>
      <text:p text:style-name="P2">Smith, I. R., S. Paauw &amp; B. A. Hussainmiya (2004). “Sri Lanka Malay: the state</text:p>
      <text:p text:style-name="P2">of the art.” <text:span text:style-name="T1">Yearbook of South Asian Languages</text:span> , 2004:197–215.</text:p>
      <text:p text:style-name="P2">Sneddon, J. N. (2006). <text:span text:style-name="T1">Colloquial Jakartan Indonesian</text:span> , <text:span text:style-name="T1">Pacific Linguistics</text:span> , vol. 581.</text:p>
      <text:p text:style-name="P2">Canberra: Australian National University.</text:p>
      <text:p text:style-name="P2">Stassen, L. (1997). <text:span text:style-name="T1">Intransitive Predication</text:span> . Oxford: Clarendon Press.</text:p>
      <text:p text:style-name="P2">Von Wartburg, W. (1992-2002). FranzÃ¶sisches Etymologisches WÃ¶rterbuch.</text:p>
      <text:p text:style-name="P2">Basel,TÃ¼bingen, Paris: Zbinden, Mohr, HonorÃ© Champion.</text:p>
      <text:p text:style-name="P2">Watkins, L. J. (1984). <text:span text:style-name="T1">A grammar of Kiowa</text:span> . Lincoln, London: University of</text:p>
      <text:p text:style-name="P1">Nebraska Press.</text:p>
      <text:p text:style-name="P6"/>
      <text:p text:style-name="P6">Email wrong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LHXDR+MinionPro-Regular" svg:font-family="BLHXDR+MinionPro-Regular" style:font-family-generic="roman"/>
    <style:font-face style:name="PGFDRP+MinionPro-It" svg:font-family="PGFDRP+MinionPro-It" style:font-family-generic="roman"/>
    <style:font-face style:name="FZDQHJ+Helvetica" svg:font-family="FZDQHJ+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Nordhoff</meta:initial-creator>
    <meta:creation-date>2011-01-24T10:20:50</meta:creation-date>
    <dc:date>2011-01-24T11:24:52</dc:date>
    <dc:creator>Sebastian Nordhoff</dc:creator>
    <meta:editing-duration>PT01H01M31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93" meta:word-count="859" meta:character-count="5533"/>
  </office:meta>
</office:document-meta>
</file>